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6pt" style:text-underline-style="solid" style:text-underline-width="auto" style:text-underline-color="font-color" officeooo:rsid="00049a8a" officeooo:paragraph-rsid="00049a8a" style:font-size-asian="22.75pt" style:font-size-complex="2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49a8a" officeooo:paragraph-rsid="00049a8a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049a8a" officeooo:paragraph-rsid="00049a8a" style:font-size-asian="16pt" style:font-size-complex="16pt"/>
    </style:style>
    <style:style style:name="P4" style:family="paragraph" style:parent-style-name="Standard">
      <style:text-properties fo:font-size="12pt" style:text-underline-style="none" officeooo:rsid="00049a8a" officeooo:paragraph-rsid="00049a8a" style:font-size-asian="10.5pt" style:font-size-complex="12pt"/>
    </style:style>
    <style:style style:name="P5" style:family="paragraph" style:parent-style-name="Standard">
      <style:text-properties fo:font-size="12pt" style:text-underline-style="solid" style:text-underline-width="auto" style:text-underline-color="font-color" officeooo:rsid="00049a8a" officeooo:paragraph-rsid="00049a8a" style:font-size-asian="10.5pt" style:font-size-complex="12pt"/>
    </style:style>
    <style:style style:name="T1" style:family="text">
      <style:text-properties style:text-underline-style="none"/>
    </style:style>
    <style:style style:name="T2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/text:span>FIND A TOUR PROJECT</text:p>
      <text:p text:style-name="P1"><text:span text:style-name="T1"><text:tab/><text:tab/><text:tab/><text:tab/></text:span><text:span text:style-name="T2">GLOSSARY</text:span></text:p>
      <text:p text:style-name="P2">1.Introduction :</text:p>
      <text:p text:style-name="P4">It is the glossary of Find a Tour project. You can find the definitions of the terms which are mentioned in other documentations of Find a Tour project.</text:p>
      <text:p text:style-name="P4"/>
      <text:p text:style-name="P3">2.Definitions :</text:p>
      <text:p text:style-name="P3"/>
      <text:p text:style-name="P5">2.1 The Mobile Application-SmartPhone Application :</text:p>
      <text:p text:style-name="P4"/>
      <text:p text:style-name="P4">It refers to Find A Tour Mobile Application which runs on smartphones.</text:p>
      <text:p text:style-name="P4"/>
      <text:p text:style-name="P5">2.2 Administrator :</text:p>
      <text:p text:style-name="P4"/>
      <text:p text:style-name="P4">It refers to a privileged user which works for FindATour company. This user has more privileges in comparison with any other user in system.</text:p>
      <text:p text:style-name="P4"/>
      <text:p text:style-name="P5">2.3 Tour :</text:p>
      <text:p text:style-name="P4"/>
      <text:p text:style-name="P4">A Tourism activity which has some constraints like ticket price,starting hour , city ,language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4:13:45.903886806</meta:creation-date>
    <dc:date>2015-04-03T14:20:23.922954566</dc:date>
    <meta:editing-duration>P0D</meta:editing-duration>
    <meta:editing-cycles>1</meta:editing-cycles>
    <meta:document-statistic meta:table-count="0" meta:image-count="0" meta:object-count="0" meta:page-count="1" meta:paragraph-count="11" meta:word-count="100" meta:character-count="605" meta:non-whitespace-character-count="510"/>
    <meta:generator>LibreOffice/4.2.7.2$Linux_X86_64 LibreOffice_project/420m0$Build-2</meta:generator>
  </office:meta>
</office:document-meta>
</file>